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info": {</text:p>
      <text:p text:style-name="Standard"><text:s text:c="4"/>"name": "Books Service",</text:p>
      <text:p text:style-name="Standard"><text:s text:c="4"/>"_postman_id": "books-service-collection",</text:p>
      <text:p text:style-name="Standard"><text:s text:c="4"/>"description": "Postman collection for Books Service (CRUD, categories, stock update)",</text:p>
      <text:p text:style-name="Standard"><text:s text:c="4"/>"schema": "https://schema.getpostman.com/json/collection/v2.1.0/collection.json"</text:p>
      <text:p text:style-name="Standard"><text:s text:c="2"/>},</text:p>
      <text:p text:style-name="Standard"><text:s text:c="2"/>"item": [</text:p>
      <text:p text:style-name="Standard"><text:s text:c="4"/>{</text:p>
      <text:p text:style-name="Standard"><text:s text:c="6"/>"name": "Create Book",</text:p>
      <text:p text:style-name="Standard"><text:s text:c="6"/>"request": {</text:p>
      <text:p text:style-name="Standard"><text:s text:c="8"/>"method": "POST",</text:p>
      <text:p text:style-name="Standard"><text:s text:c="8"/>"header": [</text:p>
      <text:p text:style-name="Standard"><text:s text:c="10"/>{</text:p>
      <text:p text:style-name="Standard"><text:s text:c="12"/>"key": "Authorization",</text:p>
      <text:p text:style-name="Standard"><text:s text:c="12"/>"value": "Bearer admin_token",</text:p>
      <text:p text:style-name="Standard"><text:s text:c="12"/>"type": "text"</text:p>
      <text:p text:style-name="Standard"><text:s text:c="10"/>},</text:p>
      <text:p text:style-name="Standard"><text:s text:c="10"/>{</text:p>
      <text:p text:style-name="Standard"><text:s text:c="12"/>"key": "Content-Type",</text:p>
      <text:p text:style-name="Standard"><text:s text:c="12"/>"value": "application/json",</text:p>
      <text:p text:style-name="Standard"><text:s text:c="12"/>"type": "text"</text:p>
      <text:p text:style-name="Standard"><text:s text:c="10"/>}</text:p>
      <text:p text:style-name="Standard"><text:s text:c="8"/>],</text:p>
      <text:p text:style-name="Standard"><text:s text:c="8"/>"body": {</text:p>
      <text:p text:style-name="Standard"><text:s text:c="10"/>"mode": "raw",</text:p>
      <text:p text:style-name="Standard"><text:s text:c="10"/>"raw": "{\n <text:s/>\"title\": \"Clean Code\",\n <text:s/>\"author\": \"Robert C. Martin\",\n <text:s/>\"isbn\": \"978-0132350884\",\n <text:s/>\"description\": \"A handbook of agile software craftsmanship\",\n <text:s/>\"price\": 42.99,\n <text:s/>\"stock_quantity\": 50,\n <text:s/>\"category\": \"Programming\",\n <text:s/>\"publisher\": \"Prentice Hall\",\n <text:s/>\"published_date\": \"2008-08-01\"\n}"</text:p>
      <text:p text:style-name="Standard"><text:s text:c="8"/>},</text:p>
      <text:p text:style-name="Standard"><text:s text:c="8"/>"url": {</text:p>
      <text:p text:style-name="Standard"><text:s text:c="10"/>"raw": "http://localhost:8002/api/v1/books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]</text:p>
      <text:p text:style-name="Standard"><text:s text:c="8"/>}</text:p>
      <text:p text:style-name="Standard"><text:s text:c="6"/>},</text:p>
      <text:p text:style-name="Standard"><text:s text:c="6"/>"response": []</text:p>
      <text:p text:style-name="Standard"><text:s text:c="4"/>},</text:p>
      <text:p text:style-name="Standard"><text:s text:c="4"/>{</text:p>
      <text:p text:style-name="Standard"><text:s text:c="6"/>"name": "List Books",</text:p>
      <text:p text:style-name="Standard"><text:s text:c="6"/>"request": {</text:p>
      <text:p text:style-name="Standard"><text:s text:c="8"/>"method": "GET",</text:p>
      <text:p text:style-name="Standard"><text:s text:c="8"/>"header": [],</text:p>
      <text:p text:style-name="Standard"><text:s text:c="8"/>"url": {</text:p>
      <text:p text:style-name="Standard"><text:s text:c="10"/>"raw": "http://localhost:8002/api/v1/books?page=1&amp;limit=20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],</text:p>
      <text:p text:style-name="Standard"><text:soft-page-break/><text:s text:c="10"/>"query": [</text:p>
      <text:p text:style-name="Standard"><text:s text:c="12"/>{ "key": "page", "value": "1" },</text:p>
      <text:p text:style-name="Standard"><text:s text:c="12"/>{ "key": "limit", "value": "20" }</text:p>
      <text:p text:style-name="Standard"><text:s text:c="10"/>]</text:p>
      <text:p text:style-name="Standard"><text:s text:c="8"/>}</text:p>
      <text:p text:style-name="Standard"><text:s text:c="6"/>},</text:p>
      <text:p text:style-name="Standard"><text:s text:c="6"/>"response": []</text:p>
      <text:p text:style-name="Standard"><text:s text:c="4"/>},</text:p>
      <text:p text:style-name="Standard"><text:s text:c="4"/>{</text:p>
      <text:p text:style-name="Standard"><text:s text:c="6"/>"name": "Get Book by ID",</text:p>
      <text:p text:style-name="Standard"><text:s text:c="6"/>"request": {</text:p>
      <text:p text:style-name="Standard"><text:s text:c="8"/>"method": "GET",</text:p>
      <text:p text:style-name="Standard"><text:s text:c="8"/>"header": [],</text:p>
      <text:p text:style-name="Standard"><text:s text:c="8"/>"url": {</text:p>
      <text:p text:style-name="Standard"><text:s text:c="10"/>"raw": "http://localhost:8002/api/v1/books/{{book_id}}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, "{{book_id}}"]</text:p>
      <text:p text:style-name="Standard"><text:s text:c="8"/>}</text:p>
      <text:p text:style-name="Standard"><text:s text:c="6"/>},</text:p>
      <text:p text:style-name="Standard"><text:s text:c="6"/>"response": []</text:p>
      <text:p text:style-name="Standard"><text:s text:c="4"/>},</text:p>
      <text:p text:style-name="Standard"><text:s text:c="4"/>{</text:p>
      <text:p text:style-name="Standard"><text:s text:c="6"/>"name": "Update Book",</text:p>
      <text:p text:style-name="Standard"><text:s text:c="6"/>"request": {</text:p>
      <text:p text:style-name="Standard"><text:s text:c="8"/>"method": "PUT",</text:p>
      <text:p text:style-name="Standard"><text:s text:c="8"/>"header": [</text:p>
      <text:p text:style-name="Standard"><text:s text:c="10"/>{</text:p>
      <text:p text:style-name="Standard"><text:s text:c="12"/>"key": "Authorization",</text:p>
      <text:p text:style-name="Standard"><text:s text:c="12"/>"value": "Bearer admin_token",</text:p>
      <text:p text:style-name="Standard"><text:s text:c="12"/>"type": "text"</text:p>
      <text:p text:style-name="Standard"><text:s text:c="10"/>},</text:p>
      <text:p text:style-name="Standard"><text:s text:c="10"/>{</text:p>
      <text:p text:style-name="Standard"><text:s text:c="12"/>"key": "Content-Type",</text:p>
      <text:p text:style-name="Standard"><text:s text:c="12"/>"value": "application/json",</text:p>
      <text:p text:style-name="Standard"><text:s text:c="12"/>"type": "text"</text:p>
      <text:p text:style-name="Standard"><text:s text:c="10"/>}</text:p>
      <text:p text:style-name="Standard"><text:s text:c="8"/>],</text:p>
      <text:p text:style-name="Standard"><text:s text:c="8"/>"body": {</text:p>
      <text:p text:style-name="Standard"><text:s text:c="10"/>"mode": "raw",</text:p>
      <text:p text:style-name="Standard"><text:s text:c="10"/>"raw": "{\n <text:s/>\"price\": 39.99,\n <text:s/>\"stock_quantity\": 75,\n <text:s/>\"description\": \"Updated description\"\n}"</text:p>
      <text:p text:style-name="Standard"><text:s text:c="8"/>},</text:p>
      <text:p text:style-name="Standard"><text:s text:c="8"/>"url": {</text:p>
      <text:p text:style-name="Standard"><text:s text:c="10"/>"raw": "http://localhost:8002/api/v1/books/{{book_id}}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, "{{book_id}}"]</text:p>
      <text:p text:style-name="Standard"><text:s text:c="8"/>}</text:p>
      <text:p text:style-name="Standard"><text:s text:c="6"/>},</text:p>
      <text:p text:style-name="Standard"><text:soft-page-break/><text:s text:c="6"/>"response": []</text:p>
      <text:p text:style-name="Standard"><text:s text:c="4"/>},</text:p>
      <text:p text:style-name="Standard"><text:s text:c="4"/>{</text:p>
      <text:p text:style-name="Standard"><text:s text:c="6"/>"name": "Delete Book",</text:p>
      <text:p text:style-name="Standard"><text:s text:c="6"/>"request": {</text:p>
      <text:p text:style-name="Standard"><text:s text:c="8"/>"method": "DELETE",</text:p>
      <text:p text:style-name="Standard"><text:s text:c="8"/>"header": [</text:p>
      <text:p text:style-name="Standard"><text:s text:c="10"/>{</text:p>
      <text:p text:style-name="Standard"><text:s text:c="12"/>"key": "Authorization",</text:p>
      <text:p text:style-name="Standard"><text:s text:c="12"/>"value": "Bearer admin_token",</text:p>
      <text:p text:style-name="Standard"><text:s text:c="12"/>"type": "text"</text:p>
      <text:p text:style-name="Standard"><text:s text:c="10"/>}</text:p>
      <text:p text:style-name="Standard"><text:s text:c="8"/>],</text:p>
      <text:p text:style-name="Standard"><text:s text:c="8"/>"url": {</text:p>
      <text:p text:style-name="Standard"><text:s text:c="10"/>"raw": "http://localhost:8002/api/v1/books/{{book_id}}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, "{{book_id}}"]</text:p>
      <text:p text:style-name="Standard"><text:s text:c="8"/>}</text:p>
      <text:p text:style-name="Standard"><text:s text:c="6"/>},</text:p>
      <text:p text:style-name="Standard"><text:s text:c="6"/>"response": []</text:p>
      <text:p text:style-name="Standard"><text:s text:c="4"/>},</text:p>
      <text:p text:style-name="Standard"><text:s text:c="4"/>{</text:p>
      <text:p text:style-name="Standard"><text:s text:c="6"/>"name": "Get Categories",</text:p>
      <text:p text:style-name="Standard"><text:s text:c="6"/>"request": {</text:p>
      <text:p text:style-name="Standard"><text:s text:c="8"/>"method": "GET",</text:p>
      <text:p text:style-name="Standard"><text:s text:c="8"/>"header": [],</text:p>
      <text:p text:style-name="Standard"><text:s text:c="8"/>"url": {</text:p>
      <text:p text:style-name="Standard"><text:s text:c="10"/>"raw": "http://localhost:8002/api/v1/books/categories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, "categories"]</text:p>
      <text:p text:style-name="Standard"><text:s text:c="8"/>}</text:p>
      <text:p text:style-name="Standard"><text:s text:c="6"/>},</text:p>
      <text:p text:style-name="Standard"><text:s text:c="6"/>"response": []</text:p>
      <text:p text:style-name="Standard"><text:s text:c="4"/>},</text:p>
      <text:p text:style-name="Standard"><text:s text:c="4"/>{</text:p>
      <text:p text:style-name="Standard"><text:s text:c="6"/>"name": "Update Stock",</text:p>
      <text:p text:style-name="Standard"><text:s text:c="6"/>"request": {</text:p>
      <text:p text:style-name="Standard"><text:s text:c="8"/>"method": "PATCH",</text:p>
      <text:p text:style-name="Standard"><text:s text:c="8"/>"header": [</text:p>
      <text:p text:style-name="Standard"><text:s text:c="10"/>{</text:p>
      <text:p text:style-name="Standard"><text:s text:c="12"/>"key": "X-Internal-Secret",</text:p>
      <text:p text:style-name="Standard"><text:s text:c="12"/>"value": "internal_secret",</text:p>
      <text:p text:style-name="Standard"><text:s text:c="12"/>"type": "text"</text:p>
      <text:p text:style-name="Standard"><text:s text:c="10"/>},</text:p>
      <text:p text:style-name="Standard"><text:s text:c="10"/>{</text:p>
      <text:p text:style-name="Standard"><text:s text:c="12"/>"key": "Content-Type",</text:p>
      <text:p text:style-name="Standard"><text:s text:c="12"/>"value": "application/json",</text:p>
      <text:p text:style-name="Standard"><text:s text:c="12"/>"type": "text"</text:p>
      <text:p text:style-name="Standard"><text:soft-page-break/><text:s text:c="10"/>}</text:p>
      <text:p text:style-name="Standard"><text:s text:c="8"/>],</text:p>
      <text:p text:style-name="Standard"><text:s text:c="8"/>"body": {</text:p>
      <text:p text:style-name="Standard"><text:s text:c="10"/>"mode": "raw",</text:p>
      <text:p text:style-name="Standard"><text:s text:c="10"/>"raw": "{\n <text:s/>\"quantity_change\": -3\n}"</text:p>
      <text:p text:style-name="Standard"><text:s text:c="8"/>},</text:p>
      <text:p text:style-name="Standard"><text:s text:c="8"/>"url": {</text:p>
      <text:p text:style-name="Standard"><text:s text:c="10"/>"raw": "http://localhost:8002/api/v1/books/{{book_id}}/stock",</text:p>
      <text:p text:style-name="Standard"><text:s text:c="10"/>"protocol": "http",</text:p>
      <text:p text:style-name="Standard"><text:s text:c="10"/>"host": ["localhost"],</text:p>
      <text:p text:style-name="Standard"><text:s text:c="10"/>"port": "8002",</text:p>
      <text:p text:style-name="Standard"><text:s text:c="10"/>"path": ["api", "v1", "books", "{{book_id}}", "stock"]</text:p>
      <text:p text:style-name="Standard"><text:s text:c="8"/>}</text:p>
      <text:p text:style-name="Standard"><text:s text:c="6"/>},</text:p>
      <text:p text:style-name="Standard"><text:s text:c="6"/>"response": []</text:p>
      <text:p text:style-name="Standard"><text:s text:c="4"/>}</text:p>
      <text:p text:style-name="Standard"><text:s text:c="2"/>]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6:10:09.307863097</meta:creation-date>
    <dc:date>2025-12-03T16:10:26.133170328</dc:date>
    <meta:editing-duration>PT2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70" meta:word-count="371" meta:character-count="4489" meta:non-whitespace-character-count="2877"/>
  </office:meta>
</office:document-meta>
</file>